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fo:margin-right="-0.012cm" table:align="margins"/>
    </style:style>
    <style:style style:name="표1.A" style:family="table-column">
      <style:table-column-properties style:column-width="2.593cm" style:rel-column-width="9988*"/>
    </style:style>
    <style:style style:name="표1.B" style:family="table-column">
      <style:table-column-properties style:column-width="14.42cm" style:rel-column-width="55547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B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ko" style:country-asian="KR"/>
    </style:style>
    <style:style style:name="P2" style:family="paragraph" style:parent-style-name="Table_20_Contents">
      <style:text-properties style:language-asian="ko" style:country-asian="KR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">데이터 이름</text:p>
          </table:table-cell>
          <table:table-cell table:style-name="표1.B1" office:value-type="string">
            <text:p text:style-name="P1">데이터 변수 설명</text:p>
          </table:table-cell>
        </table:table-row>
        <table:table-row>
          <table:table-cell table:style-name="표1.A2" office:value-type="string">
            <text:p text:style-name="P1">서울시 아파트별 도시공원 생활권 정보</text:p>
          </table:table-cell>
          <table:table-cell table:style-name="표1.B2" office:value-type="string">
            <text:p text:style-name="P1">서울시 법정 주소와 시구군 코드, 단지코드, 단지명 등을 토대로 공원수와 면적을 나타내는 데이터입니다. 세대 수 데이터도 있어서 각 구 별로 공원수와 면적이 적절한지 적절하지 않은 지 알 수 있는 데이터. </text:p>
          </table:table-cell>
        </table:table-row>
        <table:table-row>
          <table:table-cell table:style-name="표1.A2" office:value-type="string">
            <text:p text:style-name="P1">서울시 아파트별 산책 생활권 정보</text:p>
          </table:table-cell>
          <table:table-cell table:style-name="표1.B2" office:value-type="string">
            <text:p text:style-name="P1">단지명, 단지코드, 법정동주소, 생활지수명, <text:span text:style-name="T1">코스총길이</text:span>, 범정동코드, 생활지수, 세대수, 시구군코드, <text:span text:style-name="T1">코스수</text:span>, 평가 점수</text:p>
          </table:table-cell>
        </table:table-row>
        <table:table-row>
          <table:table-cell table:style-name="표1.A2" office:value-type="string">
            <text:p text:style-name="P1">서울시 아파트별 한강 및 지천 생활권 정보</text:p>
          </table:table-cell>
          <table:table-cell table:style-name="표1.B2" office:value-type="string">
            <text:p text:style-name="P1">단지명, 단지코드,법정동주소, 생활지수명, <text:span text:style-name="T1">코스총길이</text:span>, 법정동코드, 생활지수, 세대수, 시구군코드, <text:span text:style-name="T1">코스수</text:span>, 평가점수</text:p>
          </table:table-cell>
        </table:table-row>
        <table:table-row>
          <table:table-cell table:style-name="표1.A2" office:value-type="string">
            <text:p text:style-name="P1">서울시 아파트별 1세대당 도보권 도시공원 면적</text:p>
          </table:table-cell>
          <table:table-cell table:style-name="표1.B2" office:value-type="string">
            <text:p text:style-name="P1">단지명, 단지코드, 법정동주소, <text:span text:style-name="T1">세대당 공원면적</text:span>, 법정동코드, 시구군 코드</text:p>
          </table:table-cell>
        </table:table-row>
        <table:table-row>
          <table:table-cell table:style-name="표1.A2" office:value-type="string">
            <text:p text:style-name="P1">서울시 읍면동별 1세대당 도시공원 면적</text:p>
          </table:table-cell>
          <table:table-cell table:style-name="표1.B2" office:value-type="string">
            <text:p text:style-name="P1"><text:span text:style-name="T1">세대당 공원면적</text:span> 행정구역, 행정구역id</text:p>
          </table:table-cell>
        </table:table-row>
        <table:table-row>
          <table:table-cell table:style-name="표1.A2" office:value-type="string">
            <text:p text:style-name="P1">산지 별 떫은 감 월평균 경매</text:p>
          </table:table-cell>
          <table:table-cell table:style-name="표1.B2" office:value-type="string">
            <text:p text:style-name="P1">경매산지명, 품목명은 떫은감 하나, 품종명은 4개, 임산물 경매년도 <text:span text:style-name="T1">경매년월</text:span>, 평균 단가 금액, <text:span text:style-name="T1">임산물 거래량</text:span> 등 </text:p>
          </table:table-cell>
        </table:table-row>
        <table:table-row>
          <table:table-cell table:style-name="표1.A2" office:value-type="string">
            <text:p text:style-name="P1">서울시 읍면동별 도시공원율</text:p>
          </table:table-cell>
          <table:table-cell table:style-name="표1.B2" office:value-type="string">
            <text:p text:style-name="P1"><text:span text:style-name="T1">공원율</text:span>, 행정구역id, 행정구역면적, 행정구역명, 공원수</text:p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표1.A2" office:value-type="string">
            <text:p text:style-name="P1">기상요인에 따른 떫은감 도매가 추이</text:p>
          </table:table-cell>
          <table:table-cell table:style-name="표1.B2" office:value-type="string">
            <text:p text:style-name="P1">경매산지명, 경매품목명, 경매품종명, 관측지점명, 기준일자, <text:span text:style-name="T1">일평균 강수량, 일평균 기온</text:span>, 품종 규격명, 품종 등급명, 경매산지코드, 경매품목코드, 경매품종코드, 관측지점코드, 도매가격, 품종거래단위, 품종규격코드, 품종등급코드</text:p>
          </table:table-cell>
        </table:table-row>
        <table:table-row>
          <table:table-cell table:style-name="표1.A2" office:value-type="string">
            <text:p text:style-name="P1">수출입실적에 따른 떫은감 도매가 추이</text:p>
          </table:table-cell>
          <table:table-cell table:style-name="표1.B2" office:value-type="string">
            <text:p text:style-name="P1">경매품목명, 경매품종명, 공영도매시장명, <text:span text:style-name="T1">수출량</text:span>, 경매품목코드, 경매품종코드, 공영도매시장코드, 기준년도, 기준년월, 도매가격, 수입량</text:p>
          </table:table-cell>
        </table:table-row>
        <table:table-row>
          <table:table-cell table:style-name="표1.A2" office:value-type="string">
            <text:p text:style-name="P1">반입량에 따른 떫은감 도매가 추이</text:p>
          </table:table-cell>
          <table:table-cell table:style-name="표1.B2" office:value-type="string">
            <text:p text:style-name="P1">경매품목명, 경매품종명, 공영도매시장명, 경매품목코드, 경매품종명 1, 경매품종코드, 공영도매시장코드, 기준년도, 기준년월, <text:span text:style-name="T1">반입수량</text:span></text:p>
          </table:table-cell>
        </table:table-row>
        <table:table-row>
          <table:table-cell table:style-name="표1.A2" office:value-type="string">
            <text:p text:style-name="P1">시장별 떫은감 주단위 <text:soft-page-break/>도매가 예측</text:p>
          </table:table-cell>
          <table:table-cell table:style-name="표1.B2" office:value-type="string">
            <text:p text:style-name="P1">경매품목명, 경매품종명, 공영도매시장명, 기준일자, 품종규격명, 품종등급명, 경매품목코드, 경매품종코드, 공영도매시장코드, 단기1주예측가격,단<text:soft-page-break/>기2주예측가격,단기3주예측가격,단기4주예측가격, 품종거래단위, 품종규격코드, 품종등급코드</text:p>
          </table:table-cell>
        </table:table-row>
        <table:table-row>
          <table:table-cell table:style-name="표1.A2" office:value-type="string">
            <text:p text:style-name="P1">기상요인에 따른 표고버섯 도매가 추이</text:p>
          </table:table-cell>
          <table:table-cell table:style-name="표1.B2" office:value-type="string">
            <text:p text:style-name="P1">경매산지명, 경매품목명, 경매품종명, 관측지점명, 기준일자, 일평균 강수량, 일평균 기온, 품종규격명, 품종등급명, 경매산지코드, 경매품목코드, 경매품종코드, 관측지점코드, 도매가격, 품종거래단위, 품종규격코드, 품종등급코드</text:p>
          </table:table-cell>
        </table:table-row>
        <table:table-row>
          <table:table-cell table:style-name="표1.A2" office:value-type="string">
            <text:p text:style-name="P1">수출입실적에 따른 표고버섯 도매가 추이</text:p>
          </table:table-cell>
          <table:table-cell table:style-name="표1.B2" office:value-type="string">
            <text:p text:style-name="P1">경매품목명, 경매품종명, 공영도매시장명, 수입량, 경매품목코드, 경매품종코드, 공영도매시장코드. 기준년도, 기준년월, 도매가격, 수출량</text:p>
          </table:table-cell>
        </table:table-row>
        <table:table-row>
          <table:table-cell table:style-name="표1.A2" office:value-type="string">
            <text:p text:style-name="P1">유사품종 도매가에 따른 표고버섯 도매가 추이</text:p>
          </table:table-cell>
          <table:table-cell table:style-name="표1.B2" office:value-type="string">
            <text:p text:style-name="P1">경매품목명,경매품종명,공영도매시장명, 유사품목규격명, 유사품목명, 유사품종등급명, 유사품종명, 품종규격명, 품종등급명, 경매품목코드, 경매품종코드, 공영도매시장코드, 기준년도, 기준년월, 도매가격, 유사경매품종거래단위, 유사품목규격코드, 유사품목도매가격, 유사품목코드, 유사품종등급코드, 유사품종코드, 품종거래단위, 품종규격코드, 품종등급코드 </text:p>
          </table:table-cell>
        </table:table-row>
        <table:table-row>
          <table:table-cell table:style-name="표1.A2" office:value-type="string">
            <text:p text:style-name="P1">시장별 표고버섯 주단위 도매가 예측</text:p>
          </table:table-cell>
          <table:table-cell table:style-name="표1.B2" office:value-type="string">
            <text:p text:style-name="P1">경매품목명, 경매품종명, 공영도매시장명, 기준일자, 품종등급명, 품종규격명, 경매품목코드, 경매품종코드, 공영도매시장코드, 단기1주예측가격,</text:p>
            <text:p text:style-name="P1">단기2주예측가격,단기3주예측가격,단기4주예측가격,품종거래단위,품종규격코드, 품종등급코드</text:p>
          </table:table-cell>
        </table:table-row>
        <table:table-row>
          <table:table-cell table:style-name="표1.A2" office:value-type="string">
            <text:p text:style-name="Table_20_Contents">TB_MNDST_FOPRD_DLNGS_STATS_M</text:p>
          </table:table-cell>
          <table:table-cell table:style-name="표1.B2" office:value-type="string">
            <text:p text:style-name="P1">표고버섯과 떫은 감에 관한 데이터들을 합친 데이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de" fo:country="DE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세일 </meta:initial-creator>
    <meta:creation-date>2022-08-09T12:51:18.92</meta:creation-date>
    <dc:date>2022-08-22T17:36:27.98</dc:date>
    <dc:creator>세일 </dc:creator>
    <meta:editing-duration>P1DT25M50S</meta:editing-duration>
    <meta:editing-cycles>12</meta:editing-cycles>
    <meta:generator>OpenOffice/4.1.11$Win32 OpenOffice.org_project/4111m1$Build-9808</meta:generator>
    <meta:document-statistic meta:table-count="1" meta:image-count="0" meta:object-count="0" meta:page-count="2" meta:paragraph-count="35" meta:word-count="1398" meta:character-count="1692"/>
  </office:meta>
</office:document-meta>
</file>